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800000165E5F20FF55EEFF59B.png" manifest:media-type="image/png"/>
  <manifest:file-entry manifest:full-path="Pictures/10000001000005BE00000142DDEA1DE6CCA4EADD.png" manifest:media-type="image/png"/>
  <manifest:file-entry manifest:full-path="Pictures/10000001000007430000010E0E7E82975FB294BF.png" manifest:media-type="image/png"/>
  <manifest:file-entry manifest:full-path="Pictures/10000001000005BE0000014230E8F9979D160D8D.png" manifest:media-type="image/png"/>
  <manifest:file-entry manifest:full-path="Pictures/1000000100000476000001344F712A7A2D70B648.png" manifest:media-type="image/png"/>
  <manifest:file-entry manifest:full-path="Pictures/100000010000047600000134F53A015FBAE49D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ec3da" officeooo:paragraph-rsid="001ec3da" style:font-size-asian="19.25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6</text:p>
      <text:p text:style-name="P1">Q1.</text:p>
      <text:p text:style-name="P1"><draw:frame draw:style-name="fr1" draw:name="Image1" text:anchor-type="char" svg:x="-1.78cm" svg:y="0.238cm" svg:width="20.78cm" svg:height="8.786cm" draw:z-index="0"><draw:image xlink:href="Pictures/100000010000047600000134F53A015FBAE49D36.png" xlink:type="simple" xlink:show="embed" xlink:actuate="onLoad" draw:mime-type="image/png"/></draw:frame></text:p>
      <text:p text:style-name="P1"><draw:frame draw:style-name="fr1" draw:name="Image2" text:anchor-type="char" svg:x="-2cm" svg:y="0.746cm" svg:width="20.191cm" svg:height="6.47cm" draw:z-index="1"><draw:image xlink:href="Pictures/1000000100000476000001344F712A7A2D70B648.png" xlink:type="simple" xlink:show="embed" xlink:actuate="onLoad" draw:mime-type="image/png"/></draw:frame></text:p>
      <text:p text:style-name="P1"/>
      <text:p text:style-name="P1"/>
      <text:p text:style-name="P1"/>
      <text:p text:style-name="P1">Q2.</text:p>
      <text:p text:style-name="P1"/>
      <text:p text:style-name="P1"><draw:frame draw:style-name="fr1" draw:name="Image4" text:anchor-type="char" svg:x="-2cm" svg:y="-1.111cm" svg:width="21.001cm" svg:height="7.913cm" draw:z-index="3"><draw:image xlink:href="Pictures/10000001000007430000010E0E7E82975FB294B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Q3.</text:p>
      <text:p text:style-name="P1"><draw:frame draw:style-name="fr1" draw:name="Image3" text:anchor-type="char" svg:x="-2cm" svg:y="0.445cm" svg:width="21.001cm" svg:height="6.987cm" draw:z-index="2"><draw:image xlink:href="Pictures/10000001000005BE0000014230E8F9979D160D8D.png" xlink:type="simple" xlink:show="embed" xlink:actuate="onLoad" draw:mime-type="image/png"/></draw:frame></text:p>
      <text:p text:style-name="P1"/>
      <text:p text:style-name="P1"/>
      <text:p text:style-name="P1"/>
      <text:p text:style-name="P1">Q4.</text:p>
      <text:p text:style-name="P1"/>
      <text:p text:style-name="P1"><draw:frame draw:style-name="fr1" draw:name="Image5" text:anchor-type="char" svg:x="-2cm" svg:y="-0.118cm" svg:width="21.001cm" svg:height="8.363cm" draw:z-index="4"><draw:image xlink:href="Pictures/10000001000005BE00000142DDEA1DE6CCA4EADD.png" xlink:type="simple" xlink:show="embed" xlink:actuate="onLoad" draw:mime-type="image/png"/></draw:frame><text:soft-page-break/></text:p>
      <text:p text:style-name="P1"/>
      <text:p text:style-name="P1">Q5.</text:p>
      <text:p text:style-name="P1"><draw:frame draw:style-name="fr1" draw:name="Image6" text:anchor-type="char" svg:x="-2cm" svg:y="0.601cm" svg:width="19.868cm" svg:height="10.388cm" draw:z-index="5"><draw:image xlink:href="Pictures/100000010000046800000165E5F20FF55EEFF59B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29:34.432721627</meta:creation-date>
    <dc:date>2023-09-13T23:55:50.816116799</dc:date>
    <meta:editing-duration>PT39M28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6" meta:word-count="8" meta:character-count="30" meta:non-whitespace-character-count="28"/>
  </office:meta>
</office:document-meta>
</file>